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75cm" fo:min-width="1.5cm" fo:padding-top="0.175cm" fo:padding-bottom="0.175cm" fo:padding-left="0.3cm" fo:padding-right="0.3cm" fo:wrap-option="wrap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65cm" fo:min-width="1.4cm" fo:padding-top="0.175cm" fo:padding-bottom="0.175cm" fo:padding-left="0.3cm" fo:padding-right="0.3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cm" svg:height="2cm" svg:x="2.75cm" svg:y="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4.75cm" svg:y="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6.75cm" svg:y="7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8.75cm" svg:y="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0.75cm" svg:y="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2.75cm" svg:y="7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4.75cm" svg:y="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6.75cm" svg:y="7cm">
          <text:p text:style-name="P1">7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5:00:41.237654468</meta:creation-date>
    <dc:date>2024-05-23T15:44:07.975098951</dc:date>
    <meta:editing-duration>PT43M28S</meta:editing-duration>
    <meta:editing-cycles>1</meta:editing-cycles>
    <meta:document-statistic meta:object-count="8"/>
    <meta:generator>LibreOffice/7.4.7.2$Linux_X86_64 LibreOffice_project/40$Build-2</meta:generator>
  </office:meta>
</office:document-meta>
</file>